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="none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svg:stroke-opacity="100%" draw:fill="none" draw:textarea-horizontal-align="justify" draw:textarea-vertical-align="middle" draw:auto-grow-height="false" fo:min-height="0.47cm" fo:min-width="0.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ed1c24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8.608cm" svg:y="11.24cm">
          <text:p text:style-name="P1">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016cm" svg:height="1.016cm" svg:x="8.609cm" svg:y="9.341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016cm" svg:height="1.016cm" svg:x="6.886cm" svg:y="7.792cm">
          <text:p text:style-name="P1">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016cm" svg:height="1.016cm" svg:x="10.454cm" svg:y="7.792cm">
          <text:p text:style-name="P1">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101cm" svg:y1="4.902cm" svg:x2="9.101cm" svg:y2="9.017cm">
          <text:p/>
        </draw:line>
        <draw:connector draw:style-name="gr4" draw:text-style-name="P2" draw:layer="layout" draw:type="line" svg:x1="9.117cm" svg:y1="10.357cm" svg:x2="9.116cm" svg:y2="11.24cm" draw:start-shape="id1" draw:start-glue-point="8" draw:end-shape="id2" draw:end-glue-point="4" svg:d="M9117 10357l-1 883" svg:viewBox="0 0 2 884">
          <text:p/>
        </draw:connector>
        <draw:custom-shape draw:style-name="gr2" draw:text-style-name="P2" xml:id="id3" draw:id="id3" draw:layer="layout" svg:width="1.016cm" svg:height="1.016cm" svg:x="6.887cm" svg:y="5.193cm">
          <text:p text:style-name="P1">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016cm" svg:height="1.016cm" svg:x="10.455cm" svg:y="5.193cm">
          <text:p text:style-name="P1">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395cm" svg:y1="6.209cm" svg:x2="7.394cm" svg:y2="7.792cm" draw:start-shape="id3" draw:start-glue-point="8" draw:end-shape="id4" draw:end-glue-point="4" svg:d="M7395 6209l-1 1583" svg:viewBox="0 0 2 1584">
          <text:p/>
        </draw:connector>
        <draw:connector draw:style-name="gr4" draw:text-style-name="P2" draw:layer="layout" draw:type="line" svg:x1="10.963cm" svg:y1="6.209cm" svg:x2="10.995cm" svg:y2="7.792cm" draw:start-shape="id5" draw:start-glue-point="8" svg:d="M10963 6209l32 1583" svg:viewBox="0 0 33 1584">
          <text:p/>
        </draw:connector>
        <draw:custom-shape draw:style-name="gr2" draw:text-style-name="P2" xml:id="id6" draw:id="id6" draw:layer="layout" svg:width="1.016cm" svg:height="1.016cm" svg:x="5.687cm" svg:y="6.393cm">
          <text:p text:style-name="P1">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016cm" svg:height="1.016cm" svg:x="11.588cm" svg:y="6.394cm">
          <text:p text:style-name="P1">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7.903cm" svg:y1="5.701cm" svg:x2="10.455cm" svg:y2="5.701cm" draw:start-shape="id3" draw:start-glue-point="10" draw:end-shape="id5" draw:end-glue-point="6" svg:d="M7903 5701h2552" svg:viewBox="0 0 2553 1">
          <text:p/>
        </draw:connector>
        <draw:connector draw:style-name="gr5" draw:text-style-name="P2" draw:layer="layout" draw:type="line" svg:x1="6.703cm" svg:y1="6.901cm" svg:x2="11.588cm" svg:y2="6.902cm" draw:start-shape="id6" draw:start-glue-point="10" draw:end-shape="id7" draw:end-glue-point="6" svg:d="M6703 6901l4885 1" svg:viewBox="0 0 4886 2">
          <text:p/>
        </draw:connector>
        <draw:connector draw:style-name="gr5" draw:text-style-name="P2" draw:layer="layout" draw:type="line" svg:x1="7.902cm" svg:y1="8.3cm" svg:x2="10.454cm" svg:y2="8.3cm" draw:start-shape="id4" draw:start-glue-point="10" draw:end-shape="id8" draw:end-glue-point="6" svg:d="M7902 8300h2552" svg:viewBox="0 0 25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1:28:44.970389135</meta:creation-date>
    <dc:date>2019-04-24T11:54:29.187851017</dc:date>
    <meta:editing-duration>PT9M22S</meta:editing-duration>
    <meta:editing-cycles>2</meta:editing-cycles>
    <meta:generator>LibreOffice/6.0.7.3$Linux_X86_64 LibreOffice_project/00m0$Build-3</meta:generator>
    <meta:document-statistic meta:object-count="15"/>
  </office:meta>
</office:document-meta>
</file>